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eet.setFooter( String left , String middle , String r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eet.setFooterMargin( double 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isBlank( HSSFCellStyle styl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heet.setHCenter( boolean hCe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getCellStyleForRegion( int row , short c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heet.setOrientation( boolean 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etHeader( String left , String middle , String r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eet.setBottomMargin( double 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etDefaultRowHeight( double he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eet.setPrintGridLines( boolean gridLin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createRow( final int row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getRow( int rowN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heet.setHeaderMargin( double 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isValidPoints( double po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heet( final Workbook workbo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eet.addStyleRegion( Region reg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heet.assignBlanksToRegion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heet.getDefaultRow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etColumnWidth( final int number , final double poi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heet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renameSheet( final String new_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eet.setVCenter( boolean vCe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etRightMargin( double 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etTopMargin( double 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isValidColumnPoints( double po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getDefaultColumn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etDefaultColumnWidth( double wid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eet.addMergedRegion( Region reg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etDraft( boolean draft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etPaperSize( short pap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etMonochrome( boolean no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setLeftMargin( double 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.getColumnWidth( shor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